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svg:font-family="Courier" style:font-family-generic="modern" style:font-pitch="fixed"/>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text-underline-style="solid" style:text-underline-width="auto" style:text-underline-color="font-color" officeooo:rsid="00035ff7" officeooo:paragraph-rsid="00035ff7"/>
    </style:style>
    <style:style style:name="P2" style:family="paragraph" style:parent-style-name="Standard">
      <style:paragraph-properties fo:text-align="justify" style:justify-single-word="false"/>
      <style:text-properties style:font-name="Courier New" fo:font-size="10pt" style:text-underline-style="none" officeooo:rsid="000d4ad8" officeooo:paragraph-rsid="000d4ad8" style:font-size-asian="10pt" style:font-size-complex="10pt"/>
    </style:style>
    <style:style style:name="P3" style:family="paragraph" style:parent-style-name="Standard">
      <style:paragraph-properties fo:text-align="justify" style:justify-single-word="false"/>
      <style:text-properties style:font-name="Courier New" fo:font-size="10pt" style:text-underline-style="none" officeooo:rsid="001c22e7" officeooo:paragraph-rsid="001c22e7" style:font-size-asian="10pt" style:font-size-complex="10pt"/>
    </style:style>
    <style:style style:name="P4" style:family="paragraph" style:parent-style-name="Standard">
      <style:paragraph-properties fo:text-align="justify" style:justify-single-word="false"/>
      <style:text-properties style:font-name="Courier New" fo:font-size="10pt" style:text-underline-style="none" officeooo:rsid="001ca0c5" officeooo:paragraph-rsid="001ca0c5" style:font-size-asian="10pt" style:font-size-complex="10pt"/>
    </style:style>
    <style:style style:name="P5" style:family="paragraph" style:parent-style-name="Standard">
      <style:paragraph-properties fo:text-align="justify" style:justify-single-word="false"/>
      <style:text-properties style:font-name="Courier New" fo:font-size="10pt" style:text-underline-style="none" officeooo:rsid="001cb5ac" officeooo:paragraph-rsid="001cb5ac" style:font-size-asian="10pt" style:font-size-complex="10pt"/>
    </style:style>
    <style:style style:name="P6" style:family="paragraph" style:parent-style-name="Standard">
      <style:paragraph-properties fo:text-align="justify" style:justify-single-word="false"/>
      <style:text-properties style:font-name="Courier New" fo:font-size="10pt" style:text-underline-style="none" officeooo:rsid="001df1d5" officeooo:paragraph-rsid="001df1d5" style:font-size-asian="10pt" style:font-size-complex="10pt"/>
    </style:style>
    <style:style style:name="P7" style:family="paragraph" style:parent-style-name="Standard">
      <style:paragraph-properties fo:text-align="justify" style:justify-single-word="false"/>
      <style:text-properties style:font-name="Courier New" fo:font-size="10pt" style:text-underline-style="none" officeooo:rsid="0022cf5f" officeooo:paragraph-rsid="0027f6c8" style:font-size-asian="10pt" style:font-size-complex="10pt"/>
    </style:style>
    <style:style style:name="P8" style:family="paragraph" style:parent-style-name="Standard">
      <style:paragraph-properties fo:text-align="justify" style:justify-single-word="false"/>
      <style:text-properties style:font-name="Courier New" fo:font-size="10pt" style:text-underline-style="none" officeooo:rsid="0027f6c8" officeooo:paragraph-rsid="0027f6c8" style:font-size-asian="10pt" style:font-size-complex="10pt"/>
    </style:style>
    <style:style style:name="P9" style:family="paragraph" style:parent-style-name="Standard">
      <style:paragraph-properties fo:text-align="justify" style:justify-single-word="false"/>
      <style:text-properties style:font-name="Courier New" fo:font-size="10pt" style:text-underline-style="none" officeooo:rsid="0029723a" officeooo:paragraph-rsid="0029723a" style:font-size-asian="10pt" style:font-size-complex="10pt"/>
    </style:style>
    <style:style style:name="P10" style:family="paragraph" style:parent-style-name="Standard">
      <style:paragraph-properties fo:text-align="justify" style:justify-single-word="false"/>
      <style:text-properties style:font-name="Courier New" fo:font-size="10pt" style:text-underline-style="none" officeooo:rsid="002b5ba2" officeooo:paragraph-rsid="002b5ba2" style:font-size-asian="10pt" style:font-size-complex="10pt"/>
    </style:style>
    <style:style style:name="P11" style:family="paragraph" style:parent-style-name="Standard">
      <style:paragraph-properties fo:text-align="justify" style:justify-single-word="false"/>
      <style:text-properties style:font-name="Courier New" fo:font-size="10pt" style:text-underline-style="none" officeooo:rsid="002da334" officeooo:paragraph-rsid="002da334" style:font-size-asian="10pt" style:font-size-complex="10pt"/>
    </style:style>
    <style:style style:name="P12" style:family="paragraph" style:parent-style-name="Standard" style:list-style-name="L1">
      <style:paragraph-properties fo:text-align="justify" style:justify-single-word="false"/>
      <style:text-properties style:text-underline-style="none" officeooo:rsid="000542a4" officeooo:paragraph-rsid="000542a4"/>
    </style:style>
    <style:style style:name="P13" style:family="paragraph" style:parent-style-name="Standard" style:list-style-name="L1">
      <style:paragraph-properties fo:text-align="justify" style:justify-single-word="false"/>
      <style:text-properties style:text-underline-style="none" officeooo:rsid="00061485" officeooo:paragraph-rsid="00061485"/>
    </style:style>
    <style:style style:name="P14" style:family="paragraph" style:parent-style-name="Standard">
      <style:paragraph-properties fo:text-align="justify" style:justify-single-word="false"/>
      <style:text-properties style:text-underline-style="none" officeooo:rsid="00061485" officeooo:paragraph-rsid="000ed5fe"/>
    </style:style>
    <style:style style:name="P15" style:family="paragraph" style:parent-style-name="Standard">
      <style:paragraph-properties fo:text-align="justify" style:justify-single-word="false"/>
      <style:text-properties style:text-underline-style="none" officeooo:rsid="000ed5fe" officeooo:paragraph-rsid="000ed5fe"/>
    </style:style>
    <style:style style:name="P16" style:family="paragraph" style:parent-style-name="Standard">
      <style:paragraph-properties fo:text-align="justify" style:justify-single-word="false"/>
      <style:text-properties style:text-underline-style="none" officeooo:rsid="00078831" officeooo:paragraph-rsid="000ed5fe"/>
    </style:style>
    <style:style style:name="P17" style:family="paragraph" style:parent-style-name="Standard">
      <style:paragraph-properties fo:text-align="justify" style:justify-single-word="false"/>
      <style:text-properties style:text-underline-style="none" officeooo:rsid="00078831" officeooo:paragraph-rsid="000d4ad8"/>
    </style:style>
    <style:style style:name="P18" style:family="paragraph" style:parent-style-name="Standard" style:list-style-name="L1">
      <style:paragraph-properties fo:text-align="justify" style:justify-single-word="false"/>
      <style:text-properties style:text-underline-style="none" officeooo:rsid="000c7f6b" officeooo:paragraph-rsid="000c7f6b"/>
    </style:style>
    <style:style style:name="P19" style:family="paragraph" style:parent-style-name="Standard">
      <style:paragraph-properties fo:text-align="justify" style:justify-single-word="false"/>
      <style:text-properties style:text-underline-style="none" officeooo:rsid="0011244e" officeooo:paragraph-rsid="0011244e"/>
    </style:style>
    <style:style style:name="P20" style:family="paragraph" style:parent-style-name="Standard">
      <style:paragraph-properties fo:text-align="justify" style:justify-single-word="false"/>
      <style:text-properties style:font-name="Courier New" fo:font-size="10pt" style:text-underline-style="none" officeooo:rsid="000ed5fe" officeooo:paragraph-rsid="000ed5fe" style:font-size-asian="10pt" style:font-size-complex="10pt"/>
    </style:style>
    <style:style style:name="P21" style:family="paragraph" style:parent-style-name="Standard">
      <style:paragraph-properties fo:text-align="justify" style:justify-single-word="false"/>
      <style:text-properties style:font-name="Courier New" fo:font-size="10pt" style:text-underline-style="none" officeooo:rsid="000d4ad8" officeooo:paragraph-rsid="000d4ad8" style:font-size-asian="10pt" style:font-size-complex="10pt"/>
    </style:style>
    <style:style style:name="P22" style:family="paragraph" style:parent-style-name="Standard" style:list-style-name="L1">
      <style:paragraph-properties fo:text-align="justify" style:justify-single-word="false"/>
      <style:text-properties style:font-name="Courier New" fo:font-size="10pt" style:text-underline-style="none" officeooo:rsid="00101668" officeooo:paragraph-rsid="00101668" style:font-size-asian="10pt" style:font-size-complex="10pt"/>
    </style:style>
    <style:style style:name="P23" style:family="paragraph" style:parent-style-name="Standard">
      <style:paragraph-properties fo:text-align="justify" style:justify-single-word="false"/>
      <style:text-properties style:font-name="Courier New" fo:font-size="10pt" style:text-underline-style="none" officeooo:rsid="0011244e" officeooo:paragraph-rsid="0011244e" style:font-size-asian="10pt" style:font-size-complex="10pt"/>
    </style:style>
    <style:style style:name="P24" style:family="paragraph" style:parent-style-name="Standard">
      <style:paragraph-properties fo:text-align="justify" style:justify-single-word="false"/>
      <style:text-properties style:font-name="Courier New" fo:font-size="10pt" style:text-underline-style="none" officeooo:rsid="001df1d5" officeooo:paragraph-rsid="001df1d5" style:font-size-asian="10pt" style:font-size-complex="10pt"/>
    </style:style>
    <style:style style:name="P25" style:family="paragraph" style:parent-style-name="Standard">
      <style:paragraph-properties fo:text-align="justify" style:justify-single-word="false"/>
      <style:text-properties style:font-name="Courier New" fo:font-size="10pt" style:text-underline-style="none" officeooo:rsid="001af8b5" officeooo:paragraph-rsid="0033f878" style:font-size-asian="10pt" style:font-size-complex="10pt"/>
    </style:style>
    <style:style style:name="P26" style:family="paragraph" style:parent-style-name="Standard">
      <style:paragraph-properties fo:text-align="justify" style:justify-single-word="false"/>
      <style:text-properties style:font-name="Courier New" fo:font-size="10pt" style:text-underline-style="none" officeooo:rsid="0030df16" officeooo:paragraph-rsid="0030df16" style:font-size-asian="10pt" style:font-size-complex="10pt"/>
    </style:style>
    <style:style style:name="P27" style:family="paragraph" style:parent-style-name="Standard">
      <style:paragraph-properties fo:text-align="justify" style:justify-single-word="false"/>
      <style:text-properties style:font-name="Courier New" fo:font-size="10pt" style:text-underline-style="none" officeooo:rsid="00322187" officeooo:paragraph-rsid="00322187" style:font-size-asian="10pt" style:font-size-complex="10pt"/>
    </style:style>
    <style:style style:name="P28" style:family="paragraph" style:parent-style-name="Standard">
      <style:paragraph-properties fo:text-align="justify" style:justify-single-word="false"/>
      <style:text-properties style:font-name="Courier New" fo:font-size="10pt" style:text-underline-style="none" officeooo:rsid="00322187" officeooo:paragraph-rsid="0033f878" style:font-size-asian="10pt" style:font-size-complex="10pt"/>
    </style:style>
    <style:style style:name="P29" style:family="paragraph" style:parent-style-name="Standard">
      <style:paragraph-properties fo:text-align="justify" style:justify-single-word="false"/>
      <style:text-properties style:font-name="Courier New" fo:font-size="10pt" style:text-underline-style="none" officeooo:rsid="0013696b" officeooo:paragraph-rsid="001a77a1" style:font-size-asian="10pt" style:font-size-complex="10pt"/>
    </style:style>
    <style:style style:name="P30" style:family="paragraph" style:parent-style-name="Standard">
      <style:paragraph-properties fo:text-align="justify" style:justify-single-word="false"/>
      <style:text-properties style:font-name="Courier New" fo:font-size="10pt" style:text-underline-style="none" officeooo:rsid="0013696b" officeooo:paragraph-rsid="0013696b" style:font-size-asian="10pt" style:font-size-complex="10pt"/>
    </style:style>
    <style:style style:name="P31" style:family="paragraph" style:parent-style-name="Standard">
      <style:paragraph-properties fo:text-align="justify" style:justify-single-word="false"/>
      <style:text-properties style:font-name="Courier New" fo:font-size="10pt" style:text-underline-style="none" officeooo:rsid="0013696b" officeooo:paragraph-rsid="001df1d5" style:font-size-asian="10pt" style:font-size-complex="10pt"/>
    </style:style>
    <style:style style:name="P32" style:family="paragraph" style:parent-style-name="Standard">
      <style:paragraph-properties fo:text-align="justify" style:justify-single-word="false"/>
      <style:text-properties style:font-name="Courier New" fo:font-size="10pt" style:text-underline-style="none" officeooo:rsid="0033f878" officeooo:paragraph-rsid="0033f878" style:font-size-asian="10pt" style:font-size-complex="10pt"/>
    </style:style>
    <style:style style:name="P33" style:family="paragraph" style:parent-style-name="Standard">
      <style:paragraph-properties fo:text-align="justify" style:justify-single-word="false"/>
      <style:text-properties style:font-name="Courier New" fo:font-size="10pt" style:text-underline-style="none" officeooo:rsid="00351761" officeooo:paragraph-rsid="0033f878" style:font-size-asian="10pt" style:font-size-complex="10pt"/>
    </style:style>
    <style:style style:name="P34" style:family="paragraph" style:parent-style-name="Standard">
      <style:paragraph-properties fo:text-align="justify" style:justify-single-word="false"/>
      <style:text-properties style:font-name="Liberation Serif" fo:font-size="10pt" style:text-underline-style="none" officeooo:rsid="0012fbac" officeooo:paragraph-rsid="0012fbac" style:font-size-asian="10pt" style:font-size-complex="10pt"/>
    </style:style>
    <style:style style:name="P35" style:family="paragraph" style:parent-style-name="Standard">
      <style:paragraph-properties fo:text-align="justify" style:justify-single-word="false"/>
      <style:text-properties style:font-name="Liberation Serif" fo:font-size="10pt" style:text-underline-style="none" officeooo:rsid="0013696b" officeooo:paragraph-rsid="0013696b" style:font-size-asian="10pt" style:font-size-complex="10pt"/>
    </style:style>
    <style:style style:name="P36" style:family="paragraph" style:parent-style-name="Standard">
      <style:paragraph-properties fo:text-align="justify" style:justify-single-word="false"/>
      <style:text-properties style:font-name="Liberation Serif" fo:font-size="12pt" style:text-underline-style="none" officeooo:rsid="001c22e7" officeooo:paragraph-rsid="001c22e7" style:font-size-asian="10.5pt" style:font-size-complex="12pt"/>
    </style:style>
    <style:style style:name="P37" style:family="paragraph" style:parent-style-name="Standard">
      <style:paragraph-properties fo:text-align="justify" style:justify-single-word="false"/>
      <style:text-properties style:font-name="Liberation Serif" fo:font-size="12pt" style:text-underline-style="none" officeooo:rsid="001df1d5" officeooo:paragraph-rsid="001df1d5" style:font-size-asian="10.5pt" style:font-size-complex="12pt"/>
    </style:style>
    <style:style style:name="P38" style:family="paragraph" style:parent-style-name="Standard" style:list-style-name="L2">
      <style:paragraph-properties fo:text-align="justify" style:justify-single-word="false"/>
      <style:text-properties style:font-name="Liberation Serif" fo:font-size="12pt" style:text-underline-style="none" officeooo:rsid="0022627a" officeooo:paragraph-rsid="0022627a" style:font-size-asian="10.5pt" style:font-size-complex="12pt"/>
    </style:style>
    <style:style style:name="P39" style:family="paragraph" style:parent-style-name="Standard">
      <style:paragraph-properties fo:text-align="justify" style:justify-single-word="false"/>
      <style:text-properties style:font-name="Liberation Serif" fo:font-size="12pt" style:text-underline-style="none" officeooo:rsid="0027f6c8" officeooo:paragraph-rsid="0027f6c8" style:font-size-asian="10.5pt" style:font-size-complex="12pt"/>
    </style:style>
    <style:style style:name="P40" style:family="paragraph" style:parent-style-name="Standard">
      <style:paragraph-properties fo:text-align="justify" style:justify-single-word="false"/>
      <style:text-properties style:font-name="Liberation Serif" fo:font-size="12pt" style:text-underline-style="none" officeooo:rsid="0029723a" officeooo:paragraph-rsid="0029723a" style:font-size-asian="10.5pt" style:font-size-complex="12pt"/>
    </style:style>
    <style:style style:name="P41" style:family="paragraph" style:parent-style-name="Standard">
      <style:paragraph-properties fo:text-align="justify" style:justify-single-word="false"/>
      <style:text-properties style:font-name="Liberation Serif" fo:font-size="12pt" style:text-underline-style="none" officeooo:rsid="002da334" officeooo:paragraph-rsid="002da334" style:font-size-asian="10.5pt" style:font-size-complex="12pt"/>
    </style:style>
    <style:style style:name="P42" style:family="paragraph" style:parent-style-name="Standard">
      <style:paragraph-properties fo:text-align="justify" style:justify-single-word="false"/>
      <style:text-properties style:font-name="Liberation Serif" fo:font-size="12pt" style:text-underline-style="none" officeooo:rsid="001ca0c5" officeooo:paragraph-rsid="001ca0c5" style:font-size-asian="10.5pt" style:font-size-complex="12pt"/>
    </style:style>
    <style:style style:name="P43" style:family="paragraph" style:parent-style-name="Standard">
      <style:paragraph-properties fo:text-align="justify" style:justify-single-word="false"/>
      <style:text-properties style:font-name="Liberation Serif" fo:font-size="12pt" style:text-underline-style="none" officeooo:rsid="00155e50" officeooo:paragraph-rsid="00146a79" style:font-size-asian="10.5pt" style:font-size-complex="12pt"/>
    </style:style>
    <style:style style:name="P44" style:family="paragraph" style:parent-style-name="Standard">
      <style:paragraph-properties fo:text-align="justify" style:justify-single-word="false"/>
      <style:text-properties style:font-name="Liberation Serif" fo:font-size="12pt" style:text-underline-style="none" officeooo:rsid="00351761" officeooo:paragraph-rsid="00351761" style:font-size-asian="10.5pt" style:font-size-complex="12pt"/>
    </style:style>
    <style:style style:name="P45" style:family="paragraph" style:parent-style-name="Standard" style:list-style-name="L4">
      <style:paragraph-properties fo:text-align="justify" style:justify-single-word="false"/>
      <style:text-properties style:font-name="Liberation Serif" fo:font-size="12pt" style:text-underline-style="none" officeooo:rsid="00351761" officeooo:paragraph-rsid="00351761" style:font-size-asian="10.5pt" style:font-size-complex="12pt"/>
    </style:style>
    <style:style style:name="P46" style:family="paragraph" style:parent-style-name="Standard">
      <style:paragraph-properties fo:text-align="justify" style:justify-single-word="false"/>
      <style:text-properties style:font-name="Liberation Serif" fo:font-size="12pt" style:text-underline-style="none" officeooo:rsid="0035ee66" officeooo:paragraph-rsid="0035ee66" style:font-size-asian="10.5pt" style:font-size-complex="12pt"/>
    </style:style>
    <style:style style:name="P47" style:family="paragraph" style:parent-style-name="Standard">
      <style:paragraph-properties fo:text-align="justify" style:justify-single-word="false"/>
      <style:text-properties style:font-name="Liberation Serif" fo:font-size="12pt" style:text-underline-style="none" officeooo:rsid="003736f1" officeooo:paragraph-rsid="0038f376" style:font-size-asian="10.5pt" style:font-size-complex="12pt"/>
    </style:style>
    <style:style style:name="P48" style:family="paragraph" style:parent-style-name="Standard">
      <style:paragraph-properties fo:text-align="justify" style:justify-single-word="false"/>
      <style:text-properties style:font-name="Liberation Serif" fo:font-size="12pt" style:text-underline-style="none" officeooo:rsid="0038f376" officeooo:paragraph-rsid="0038f376" style:font-size-asian="10.5pt" style:font-size-complex="12pt"/>
    </style:style>
    <style:style style:name="P49" style:family="paragraph" style:parent-style-name="Standard">
      <style:paragraph-properties fo:text-align="justify" style:justify-single-word="false"/>
      <style:text-properties style:font-name="Liberation Serif" fo:font-size="12pt" fo:font-style="normal" style:text-underline-style="none" officeooo:rsid="003ab47f" officeooo:paragraph-rsid="003ab47f" style:font-size-asian="10.5pt" style:font-style-asian="normal" style:font-size-complex="12pt" style:font-style-complex="normal"/>
    </style:style>
    <style:style style:name="P50" style:family="paragraph" style:parent-style-name="Standard">
      <style:paragraph-properties fo:text-align="justify" style:justify-single-word="false"/>
      <style:text-properties style:font-name="Courier New" fo:font-size="10pt" style:text-underline-style="none" officeooo:rsid="0035ee66" officeooo:paragraph-rsid="0035ee66" style:font-size-asian="10pt" style:font-size-complex="10pt"/>
    </style:style>
    <style:style style:name="P51" style:family="paragraph" style:parent-style-name="Standard">
      <style:paragraph-properties fo:text-align="justify" style:justify-single-word="false"/>
      <style:text-properties style:font-name="Courier New" fo:font-size="10pt" style:text-underline-style="none" officeooo:rsid="003736f1" officeooo:paragraph-rsid="0038f376" style:font-size-asian="10pt" style:font-size-complex="10pt"/>
    </style:style>
    <style:style style:name="T1" style:family="text">
      <style:text-properties officeooo:rsid="00078831"/>
    </style:style>
    <style:style style:name="T2" style:family="text">
      <style:text-properties style:font-name="Courier New"/>
    </style:style>
    <style:style style:name="T3" style:family="text">
      <style:text-properties style:font-name="Courier New" fo:font-size="10pt" style:font-size-asian="10pt" style:font-size-complex="10pt"/>
    </style:style>
    <style:style style:name="T4" style:family="text">
      <style:text-properties fo:font-size="12pt" style:font-size-asian="10.5pt" style:font-size-complex="12pt"/>
    </style:style>
    <style:style style:name="T5" style:family="text">
      <style:text-properties fo:font-size="12pt" officeooo:rsid="0013696b" style:font-size-asian="10.5pt" style:font-size-complex="12pt"/>
    </style:style>
    <style:style style:name="T6" style:family="text">
      <style:text-properties fo:font-size="12pt" officeooo:rsid="001df1d5" style:font-size-asian="10.5pt" style:font-size-complex="12pt"/>
    </style:style>
    <style:style style:name="T7" style:family="text">
      <style:text-properties style:font-name="Liberation Serif" fo:font-size="12pt" style:font-size-asian="10.5pt" style:font-size-complex="12pt"/>
    </style:style>
    <style:style style:name="T8" style:family="text">
      <style:text-properties style:font-name="Liberation Serif" fo:font-size="12pt" officeooo:rsid="00146a79" style:font-size-asian="10.5pt" style:font-size-complex="12pt"/>
    </style:style>
    <style:style style:name="T9" style:family="text">
      <style:text-properties style:font-name="Liberation Serif" fo:font-size="12pt" officeooo:rsid="0014d07e" style:font-size-asian="10.5pt" style:font-size-complex="12pt"/>
    </style:style>
    <style:style style:name="T10" style:family="text">
      <style:text-properties style:font-name="Liberation Serif" fo:font-size="12pt" officeooo:rsid="00155e50" style:font-size-asian="10.5pt" style:font-size-complex="12pt"/>
    </style:style>
    <style:style style:name="T11" style:family="text">
      <style:text-properties style:font-name="Liberation Serif" fo:font-size="12pt" officeooo:rsid="0017a6fb" style:font-size-asian="10.5pt" style:font-size-complex="12pt"/>
    </style:style>
    <style:style style:name="T12" style:family="text">
      <style:text-properties style:font-name="Liberation Serif" fo:font-size="12pt" officeooo:rsid="00188bc2" style:font-size-asian="10.5pt" style:font-size-complex="12pt"/>
    </style:style>
    <style:style style:name="T13" style:family="text">
      <style:text-properties style:font-name="Liberation Serif" fo:font-size="12pt" officeooo:rsid="001ca0c5" style:font-size-asian="10.5pt" style:font-size-complex="12pt"/>
    </style:style>
    <style:style style:name="T14" style:family="text">
      <style:text-properties style:font-name="Liberation Serif" fo:font-size="12pt" officeooo:rsid="001df1d5" style:font-size-asian="10.5pt" style:font-size-complex="12pt"/>
    </style:style>
    <style:style style:name="T15" style:family="text">
      <style:text-properties style:font-name="Liberation Serif" fo:font-size="12pt" officeooo:rsid="001f5cde" style:font-size-asian="10.5pt" style:font-size-complex="12pt"/>
    </style:style>
    <style:style style:name="T16" style:family="text">
      <style:text-properties style:font-name="Liberation Serif" fo:font-size="12pt" officeooo:rsid="002088bb" style:font-size-asian="10.5pt" style:font-size-complex="12pt"/>
    </style:style>
    <style:style style:name="T17" style:family="text">
      <style:text-properties style:font-name="Liberation Serif" fo:font-size="12pt" officeooo:rsid="0021247f" style:font-size-asian="10.5pt" style:font-size-complex="12pt"/>
    </style:style>
    <style:style style:name="T18" style:family="text">
      <style:text-properties style:font-name="Liberation Serif" fo:font-size="12pt" officeooo:rsid="002481d0" style:font-size-asian="10.5pt" style:font-size-complex="12pt"/>
    </style:style>
    <style:style style:name="T19" style:family="text">
      <style:text-properties style:font-name="Liberation Serif" fo:font-size="12pt" officeooo:rsid="0027f6c8" style:font-size-asian="10.5pt" style:font-size-complex="12pt"/>
    </style:style>
    <style:style style:name="T20" style:family="text">
      <style:text-properties style:font-name="Liberation Serif" fo:font-size="12pt" officeooo:rsid="002cda89" style:font-size-asian="10.5pt" style:font-size-complex="12pt"/>
    </style:style>
    <style:style style:name="T21" style:family="text">
      <style:text-properties style:font-name="Liberation Serif" fo:font-size="12pt" officeooo:rsid="002eb117" style:font-size-asian="10.5pt" style:font-size-complex="12pt"/>
    </style:style>
    <style:style style:name="T22" style:family="text">
      <style:text-properties style:font-name="Liberation Serif" fo:font-size="12pt" officeooo:rsid="0033f878" style:font-size-asian="10.5pt" style:font-size-complex="12pt"/>
    </style:style>
    <style:style style:name="T23" style:family="text">
      <style:text-properties style:font-name="Liberation Serif" fo:font-size="12pt" officeooo:rsid="00351761" style:font-size-asian="10.5pt" style:font-size-complex="12pt"/>
    </style:style>
    <style:style style:name="T24" style:family="text">
      <style:text-properties officeooo:rsid="001cb5ac"/>
    </style:style>
    <style:style style:name="T25" style:family="text">
      <style:text-properties officeooo:rsid="001df1d5"/>
    </style:style>
    <style:style style:name="T26" style:family="text">
      <style:text-properties officeooo:rsid="0029723a"/>
    </style:style>
    <style:style style:name="T27" style:family="text">
      <style:text-properties officeooo:rsid="002f8810"/>
    </style:style>
    <style:style style:name="T28" style:family="text">
      <style:text-properties officeooo:rsid="0033f878"/>
    </style:style>
    <style:style style:name="T29" style:family="text">
      <style:text-properties officeooo:rsid="0038f376"/>
    </style:style>
    <style:style style:name="T30" style:family="text">
      <style:text-properties officeooo:rsid="003c7e5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xplicación de la práctica</text:p>
      <text:list xml:id="list3301592874688574121" text:style-name="L1">
        <text:list-item>
          <text:p text:style-name="P12">Analizador léxico:</text:p>
        </text:list-item>
      </text:list>
      <text:p text:style-name="P14">Primero definimos las expresiones regulares para las palabras reservadas del lenguaje para darle prioridad sobre la expresi<text:span text:style-name="T1">ón</text:span> regular usada para reconocer identificadores <text:span text:style-name="T1">(pues esta englobaría también a las palabras clave como main, if…). Luego tenemos expresiones regulares para números, y cadenas entrecomilladas (que ponemos a continuación). </text:span></text:p>
      <text:p text:style-name="P20">\"([^"\r\n]|\\\")*\" </text:p>
      <text:p text:style-name="P15">Como las cadenas entrecomilladas no pueden ser multilínea, tenemos también una expresión que reconoce cuando se abre comillas y se llega a fin de línea para avisar del error. </text:p>
      <text:p text:style-name="P15"><text:span text:style-name="T3">\"([^"\r\n]|\\\")*$</text:span><text:tab/></text:p>
      <text:p text:style-name="P16">Los comentarios, los espacios, tabuladores y saltos de línea los ignoramos. </text:p>
      <text:p text:style-name="P17">Los comentarios multilínea los reconocemos usando una condición de arranque exclusiva (que se inicia cuando se reconoce “/*” y se vuelve al estado original cuando se reconoce “*/”). El codigo es el siguiente:</text:p>
      <text:p text:style-name="P2">"/*"<text:tab/>{ comienzo_comentario=yylineno; BEGIN(comentario); yymore();}</text:p>
      <text:p text:style-name="P2"><text:tab/>&lt;comentario&gt;"/*"([^*]|[*]+[^*/])*[*]+"/" { yymore(); }</text:p>
      <text:p text:style-name="P2"><text:tab/>&lt;comentario&gt;[*]+"/" <text:s/>{ BEGIN(INITIAL); }</text:p>
      <text:p text:style-name="P2"><text:tab/>&lt;comentario&gt;&lt;&lt;EOF&gt;&gt; { printf("*** COMENTARIO SIN CERRAR (abierto en la <text:tab/><text:tab/>linea %d) ***\n",comienzo_comentario); return 0; }</text:p>
      <text:p text:style-name="P17">Por último tenemos una expresión regular que reconoce cualquier tipo de carácter no permitidos en el lenguaje y retorna un error.</text:p>
      <text:list xml:id="list133539082893004" text:continue-numbering="true" text:style-name="L1">
        <text:list-header>
          <text:p text:style-name="P22">[^a-zA-Z0-9,*_";+/=(){} \t\n\r-]+</text:p>
          <text:p text:style-name="P13"/>
        </text:list-header>
        <text:list-item>
          <text:p text:style-name="P18">Analizador sintáctico:</text:p>
        </text:list-item>
      </text:list>
      <text:p text:style-name="P19">Modificamos la gramática del enunciado para añadir la sentencia DO WHILE, <text:span text:style-name="T27">las de operadores booleanos </text:span><text:s/><text:span text:style-name="T24">y algunas derivaciones de error</text:span>:</text:p>
      <text:p text:style-name="P23">statement: DO statement WHILE APAR expression CPAR;</text:p>
      <text:p text:style-name="P27">expression: NEG expression{}</text:p>
      <text:p text:style-name="P28"><text:tab/><text:tab/><text:span text:style-name="T28">| expression MENOR expression</text:span>{}</text:p>
      <text:p text:style-name="P28"><text:tab/><text:tab/><text:span text:style-name="T28">| expression MAYOR expression</text:span>{}</text:p>
      <text:p text:style-name="P28"><text:tab/><text:tab/><text:span text:style-name="T28">| expression MENOR IGUAL expression</text:span>{}</text:p>
      <text:p text:style-name="P28"><text:tab/><text:tab/><text:span text:style-name="T28">| expression MAYOR IGUAL expression</text:span>{}</text:p>
      <text:p text:style-name="P28"><text:tab/><text:tab/><text:span text:style-name="T28">| expression IGUAL IGUAL expression</text:span>{}</text:p>
      <text:p text:style-name="P28"><text:tab/><text:tab/><text:span text:style-name="T28">| expression NEG IGUAL expression</text:span>{}</text:p>
      <text:p text:style-name="P28"><text:span text:style-name="T28"><text:tab/><text:tab/>| expression AND expression</text:span>{}</text:p>
      <text:p text:style-name="P28"><text:span text:style-name="T28"><text:tab/><text:tab/>| expression NEG expression</text:span>{}</text:p>
      <text:p text:style-name="P34"><text:span text:style-name="T4"/></text:p>
      <text:p text:style-name="P34"><text:span text:style-name="T4">La gramática es ambigua por las </text:span><text:span text:style-name="T5">reglas de derivación </text:span><text:span text:style-name="T6">de if-else y del tipo E→E+E, E→E*E…:</text:span></text:p>
      <text:p text:style-name="P35"><text:span text:style-name="T4"><text:tab/></text:span><text:span text:style-name="T2">statement: IF APAR expression CPAR statement ELSE statement </text:span></text:p>
      <text:p text:style-name="P30"><text:tab/>| <text:tab/>IF APAR expression CPAR statement ;</text:p>
      <text:p text:style-name="P31"><text:tab/> <text:span text:style-name="T25">expression:<text:tab/><text:tab/>expression MAS expression</text:span></text:p>
      <text:p text:style-name="P6"><text:tab/>|<text:tab/>expression POR expression </text:p>
      <text:p text:style-name="P29"><text:span text:style-name="T15">Las if-else</text:span><text:span text:style-name="T7"> </text:span><text:span text:style-name="T8">provocan un conflicto desplazamiento/reducción </text:span><text:span text:style-name="T9">que se resuelve eligiendo siempre desplazar <text:s/>(bison lo hace por defecto, </text:span><text:span text:style-name="T11">así que no tenemos que definir precedencia de forma explícita</text:span><text:span text:style-name="T9">).</text:span><text:span text:style-name="T12"> Declarando</text:span><text:span text:style-name="T9"> %expe</text:span><text:span text:style-name="T10">ct 1 hacemos que bison no nos avise cuando solo hay un conflicto.</text:span></text:p>
      <text:p text:style-name="P25"><text:span text:style-name="T7"><text:tab/></text:span><text:span text:style-name="T16">L</text:span><text:span text:style-name="T17">os conflictos por</text:span><text:span text:style-name="T16"> derivaciones de expresión se resuelven definiendo precedencia y asociatividad </text:span><text:span text:style-name="T7"><text:s/></text:span><text:span text:style-name="T16">de los operadores</text:span><text:span text:style-name="T7">; así como la precedencia del signo negativo (el menos unario) que debe ser la mayor, </text:span><text:span text:style-name="T22">o de los signos de comparación como el menor o el mayor</text:span><text:span text:style-name="T7">. </text:span></text:p>
      <text:p text:style-name="P26">%left NEG </text:p>
      <text:p text:style-name="P26">%left IGUAL MENOR MAYOR</text:p>
      <text:p text:style-name="P26">%left AND OR</text:p>
      <text:p text:style-name="P3">%left MAS MENOS </text:p>
      <text:p text:style-name="P3">%left POR ENTRE<text:tab/></text:p>
      <text:p text:style-name="P3">%nonassoc UMENOS</text:p>
      <text:p text:style-name="P36"/>
      <text:p text:style-name="P3"><text:soft-page-break/><text:span text:style-name="T7">En Bison, la prioridad va de menos a más según el orden en que aparezcan y, además, con %left se define asociatividad por la izquierda. </text:span><text:span text:style-name="T13">Para el menos unario, no hemos definido en realidad un token distinto, sino que utilizamos el token MENOS, pero dándole la precedencia del auxiliar UMENOS:</text:span></text:p>
      <text:p text:style-name="P4">MENOS expression %prec UMENOS</text:p>
      <text:p text:style-name="P4"/>
      <text:p text:style-name="P5"><text:span text:style-name="T7">Para el tratamiento de errores sintácticos hemos definido </text:span><text:span text:style-name="T14">al final de algunas sentencias unas salidas de error como:</text:span></text:p>
      <text:p text:style-name="P6">statement: | <text:tab/>error CLLAVE { num_errores++;} </text:p>
      <text:p text:style-name="P6"><text:tab/><text:tab/>| <text:tab/>error PTOCOMA { num_errores++;}</text:p>
      <text:p text:style-name="P37"/>
      <text:p text:style-name="P37">Además de la función de Bison yyerror que hemos especificado que nos muestre por pantalla un mensaje de error con la línea del error y el tipo.</text:p>
      <text:list xml:id="list7014842350200283529" text:style-name="L2">
        <text:list-header>
          <text:p text:style-name="P38"/>
          <text:p text:style-name="P38"/>
        </text:list-header>
        <text:list-item>
          <text:p text:style-name="P38">Semántico:</text:p>
        </text:list-item>
      </text:list>
      <text:p text:style-name="P7"><text:span text:style-name="T7">Para la comprobación de variables hemos utilizado una lista (la llamamos listaVar) como </text:span><text:span text:style-name="T23">tabla de símbolos</text:span><text:span text:style-name="T7"> en la que registramos todas las variables declaradas y su tipo (VAR</text:span><text:span text:style-name="T18">=1</text:span><text:span text:style-name="T7"> o LET</text:span><text:span text:style-name="T18">=0</text:span><text:span text:style-name="T7">). </text:span></text:p>
      <text:p text:style-name="P7"><text:span text:style-name="T7"><text:tab/></text:span><text:span text:style-name="T19">Para insertar la variable con el tipo adecuado usamos una variable global en minic.y, que se actualiza en una acción incrustada en las derivaciones y guarda el tipo de la variable si se encuentra:</text:span></text:p>
      <text:p text:style-name="P8">declarations:<text:tab/>declarations VAR {tipo=1;} identifier_list PTOCOMA{}</text:p>
      <text:p text:style-name="P8"><text:tab/>|<text:tab/>declarations LET {tipo=0;} identifier_list PTOCOMA {}</text:p>
      <text:p text:style-name="P39"/>
      <text:p text:style-name="P40">De este modo, al definir variables (que se hace derivando identifier_list), sabemos de qué tipo serán y se insertan en la lista del siguiente modo:</text:p>
      <text:p text:style-name="P9">asig:<text:tab/>ID {</text:p>
      <text:p text:style-name="P9"><text:tab/><text:tab/>if(consultarTipoVar(lVar,$1)!=-1){</text:p>
      <text:p text:style-name="P9"><text:tab/><text:tab/><text:tab/>snprintf(bufErr,128,"La variable %s ya ha sido <text:tab/>declarada",$1);</text:p>
      <text:p text:style-name="P9"><text:tab/><text:tab/><text:tab/>yyerror(bufErr);<text:tab/><text:tab/><text:tab/></text:p>
      <text:p text:style-name="P9"><text:tab/><text:tab/><text:tab/>num_errores++;</text:p>
      <text:p text:style-name="P9"><text:tab/><text:tab/>}<text:tab/><text:tab/><text:tab/></text:p>
      <text:p text:style-name="P9"><text:tab/><text:tab/>else </text:p>
      <text:p text:style-name="P9"><text:tab/><text:tab/><text:tab/>insertarVar(&amp;lVar,$1,tipo);</text:p>
      <text:p text:style-name="P4"><text:tab/><text:tab/><text:span text:style-name="T26">}</text:span></text:p>
      <text:p text:style-name="P10"><text:span text:style-name="T7">ConsultarTipoVar devuelve -1 si no estaba la variable en la lista </text:span><text:span text:style-name="T21">o el tipo de la variable si lo estaba</text:span><text:span text:style-name="T7">, es decir, en cualquier otro caso la variable ya había sido declarada e insertada en la lista y, por tanto, es un error. </text:span><text:span text:style-name="T20">Si no hay error, se inserta con el tipo adecuado.</text:span></text:p>
      <text:p text:style-name="P11"><text:span text:style-name="T20">E</text:span><text:span text:style-name="T7">sa misma función la utilizaremos al comprobar si una variable se puede modificar, o de otro modo, no es de tipo LET.</text:span></text:p>
      <text:p text:style-name="P41"/>
      <text:p text:style-name="P32">statement : ID IGUAL expression PTOCOMA</text:p>
      <text:p text:style-name="P32">{</text:p>
      <text:p text:style-name="P32"><text:s text:c="4"/>if (consultarTipoVar(lVar, $1) == -1) {</text:p>
      <text:p text:style-name="P32"><text:s text:c="8"/>snprintf(bufErr, 128, "La variable %s no ha sido declarada", $1);</text:p>
      <text:p text:style-name="P32"><text:s text:c="8"/>yyerror(bufErr);</text:p>
      <text:p text:style-name="P32"><text:s text:c="8"/>num_errores++;</text:p>
      <text:p text:style-name="P32"><text:s text:c="4"/>}</text:p>
      <text:p text:style-name="P32"><text:s text:c="4"/>else if (consultarTipoVar(lVar, $1) == 0) {</text:p>
      <text:p text:style-name="P32"><text:s text:c="8"/>snprintf(bufErr, 128, "La variable %s se declaró como constante", $1);</text:p>
      <text:p text:style-name="P32"><text:s text:c="8"/>yyerror(bufErr);</text:p>
      <text:p text:style-name="P32"><text:s text:c="8"/>num_errores++;</text:p>
      <text:p text:style-name="P32"><text:s text:c="4"/>}</text:p>
      <text:p text:style-name="P32">}</text:p>
      <text:p text:style-name="P33"/>
      <text:p text:style-name="P44">Por último, hemos añadido el tipo boolean. Como en lenguaje C y en ensamblador <text:s/>los booleanos son enteros, true se representa con cualquier entero distinto de 0 y false se representa con un 0, debido a esto no es necesario comprobar que los dos operandos son del mismo tipo porque son compatibles.</text:p>
      <text:list xml:id="list6475302153451310594" text:style-name="L4">
        <text:list-item>
          <text:p text:style-name="P45"><text:soft-page-break/>Generación de código</text:p>
        </text:list-item>
      </text:list>
      <text:p text:style-name="P46">Para la generación de código hemos definido la estructura de datos de un lista enlazada de cuádruplas de la siguiente forma:</text:p>
      <text:p text:style-name="P46"/>
      <text:p text:style-name="P50">typedef struct operacion{</text:p>
      <text:p text:style-name="P50"><text:tab/>char * codOp;</text:p>
      <text:p text:style-name="P50"><text:tab/>char * res;</text:p>
      <text:p text:style-name="P50"><text:tab/>char * arg1;</text:p>
      <text:p text:style-name="P50"><text:tab/>char * arg2;</text:p>
      <text:p text:style-name="P50"><text:tab/>struct operacion * sig;</text:p>
      <text:p text:style-name="P50">}<text:tab/>op;</text:p>
      <text:p text:style-name="P42"/>
      <text:p text:style-name="P46">Y un nodo cabecera que apunte a la primer y a la última de la lista para no tener que recorrer la lista de cuádruplas completa para acceder al último elemento y así facilitar concatenaciones.</text:p>
      <text:p text:style-name="P46"/>
      <text:p text:style-name="P50">typedef struct listaOp{</text:p>
      <text:p text:style-name="P50"><text:tab/>op * prim;</text:p>
      <text:p text:style-name="P50"><text:tab/>op * ult;</text:p>
      <text:p text:style-name="P50">} ops;</text:p>
      <text:p text:style-name="P42"/>
      <text:p text:style-name="P46">A la hora de crear cada cuádrupla usamos la función crearOp la cual reserva memoria y nos rellena la cuádrupla con los valores introducidos.</text:p>
      <text:p text:style-name="P42"/>
      <text:p text:style-name="P50">op * crearOp(char* codOp, char* res, char* arg1, char* arg2)</text:p>
      <text:p text:style-name="P42"/>
      <text:p text:style-name="P47">Además de las típicas funciones de manejo de listas tenemos la función concatenarListasOp.</text:p>
      <text:p text:style-name="P47"/>
      <text:p text:style-name="P51"><text:span text:style-name="T29">void concatenarListasOp(ops* SS, <text:s/>ops* listas, int length)</text:span><text:tab/></text:p>
      <text:p text:style-name="P42"/>
      <text:p text:style-name="P48">En SS introduciermos un apuntador a $$ que actualizaremos durante la ejecución de la función para que quede apuntando a las listas concatenadas de forma correcta. Necesitamos length para conocer el número de listas que le pasamos. De forma aproximada lo que realiza la función es:</text:p>
      <text:p text:style-name="P48">Concatenar cada lista que contenga cuádruplas con la siguiente que también contenga alguna cuádrupla. Y después configurar correctamente $$→prim y $$→ult.</text:p>
      <text:p text:style-name="P48"/>
      <text:p text:style-name="P49">Además de las operaciones normales de MIPS definimos un tipo de cuádrupla auxiliar con codOp=”etiq” que en la función imprimirCuadrupla() es tratada de forma especial, ya que se ignora el código de la operación y solo se imprime ‘etiq:’. Esto se utiliza a la hora de implementar las etiquetas de los saltos. </text:p>
      <text:p text:style-name="P49"/>
      <text:p text:style-name="P49">Para la generación <text:span text:style-name="T30">la parte de datos de ensamblador definimos una lista de strings donde añadimos todas las cadenas entrecomilladas que aparecen en el código para luego añadirlas al principio del texto en ensamblador usando la función imprimirListaStr(). Además también imprimimos las variables con imprimirListaVar().</text:span></text:p>
      <text:p text:style-name="P42"/>
      <text:p text:style-name="P42"/>
      <text:p text:style-name="P43"><text:tab/></text:p>
      <text:p text:style-name="P4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svg:font-family="Courier" style:font-family-generic="modern" style:font-pitch="fixed"/>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16T12:20:18.883865187</meta:creation-date>
    <dc:date>2017-05-17T13:35:34.274039433</dc:date>
    <meta:editing-duration>PT1H36M46S</meta:editing-duration>
    <meta:editing-cycles>50</meta:editing-cycles>
    <meta:generator>LibreOffice/5.1.4.2$Linux_X86_64 LibreOffice_project/10m0$Build-2</meta:generator>
    <meta:document-statistic meta:table-count="0" meta:image-count="0" meta:object-count="0" meta:page-count="3" meta:paragraph-count="102" meta:word-count="1106" meta:character-count="7243" meta:non-whitespace-character-count="6087"/>
  </office:meta>
</office:document-meta>
</file>